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/>
  </office:font-face-decls>
  <office:automatic-styles>
    <style:style style:name="P1" style:family="paragraph" style:parent-style-name="Frame_20_contents">
      <style:text-properties officeooo:rsid="00201038" officeooo:paragraph-rsid="00201038"/>
    </style:style>
    <style:style style:name="P2" style:family="paragraph" style:parent-style-name="Frame_20_contents">
      <style:text-properties officeooo:rsid="00218fd2" officeooo:paragraph-rsid="00218fd2"/>
    </style:style>
    <style:style style:name="P3" style:family="paragraph" style:parent-style-name="Standard">
      <style:text-properties officeooo:rsid="00244ce9" officeooo:paragraph-rsid="00244ce9"/>
    </style:style>
    <style:style style:name="P4" style:family="paragraph" style:parent-style-name="Text_20_body">
      <style:text-properties officeooo:rsid="00244ce9" officeooo:paragraph-rsid="00244ce9"/>
    </style:style>
    <style:style style:name="P5" style:family="paragraph" style:parent-style-name="Text_20_body">
      <style:text-properties officeooo:rsid="002485f6" officeooo:paragraph-rsid="002485f6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style:paragraph-properties fo:text-align="center"/>
      <style:text-properties fo:font-size="12pt"/>
    </style:style>
    <style:style style:name="P8" style:family="paragraph">
      <style:paragraph-properties fo:text-align="center"/>
    </style:style>
    <style:style style:name="T1" style:family="text">
      <style:text-properties fo:font-variant="normal" fo:text-transform="none" fo:color="#121127" loext:opacity="100%" style:font-name="Inter" fo:letter-spacing="normal" fo:font-style="normal"/>
    </style:style>
    <style:style style:name="T2" style:family="text">
      <style:text-properties fo:font-variant="normal" fo:text-transform="none" fo:color="#121127" loext:opacity="100%" style:font-name="Inter" fo:letter-spacing="normal" fo:font-style="normal" officeooo:rsid="00231e5c"/>
    </style:style>
    <style:style style:name="T3" style:family="text">
      <style:text-properties officeooo:rsid="00244ce9"/>
    </style:style>
    <style:style style:name="T4" style:family="text">
      <style:text-properties fo:font-weight="bold" style:font-weight-asian="bold" style:font-weight-complex="bold"/>
    </style:style>
    <style:style style:name="gr1" style:family="graphic">
      <style:graphic-properties draw:marker-end="Arrow" draw:marker-end-width="0.0693in" draw:fill-color="#33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parent-style-name="Frame">
      <style:graphic-properties draw:textarea-horizontal-align="justify" draw:textarea-vertical-align="middle" draw:auto-grow-height="false" fo:min-height="2.9484in" fo:min-width="2.948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 style:parent-style-name="Frame">
      <style:graphic-properties draw:textarea-horizontal-align="justify" draw:textarea-vertical-align="middle" draw:auto-grow-height="false" fo:min-height="1.0736in" fo:min-width="0.37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 style:parent-style-name="Frame">
      <style:graphic-properties draw:textarea-horizontal-align="justify" draw:textarea-vertical-align="middle" draw:auto-grow-height="false" fo:min-height="0.3909in" fo:min-width="0.536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uiz on Kubernetes:</text:p>
      <text:p text:style-name="Standard"/>
      <text:p text:style-name="Standard">1. What is Kubernetes?</text:p>
      <text:p text:style-name="Standard"><text:s text:c="4"/>- A) A container orchestration platform</text:p>
      <text:p text:style-name="Standard"/>
      <text:p text:style-name="Standard">2. What are the main components of a Kubernetes cluster?</text:p>
      <text:p text:style-name="Standard"/>
      <text:p text:style-name="Standard"><text:s text:c="4"/>- C) Masters, workers, controllers, and schedulers</text:p>
      <text:p text:style-name="Standard"><text:s text:c="2"/></text:p>
      <text:p text:style-name="Standard">3. What is a pod in Kubernetes?</text:p>
      <text:p text:style-name="Standard"><text:s text:c="4"/>- A) A group of one or more containers that share the same network and storage resources</text:p>
      <text:p text:style-name="Standard"/>
      <text:p text:style-name="Standard"><text:s text:c="3"/></text:p>
      <text:p text:style-name="Standard">4. What is a service in Kubernetes?</text:p>
      <text:p text:style-name="Standard"><text:s text:c="4"/>- D) A load balancer that distributes traffic among pods <text:s text:c="3"/></text:p>
      <text:p text:style-name="Standard">5. What is a deployment in Kubernetes?</text:p>
      <text:p text:style-name="Standard">- B) A logical unit of work that can be scaled and updated independently</text:p>
      <text:p text:style-name="Standard"/>
      <text:p text:style-name="Standard"/>
      <text:p text:style-name="Standard"><draw:custom-shape text:anchor-type="paragraph" draw:z-index="7" draw:name="Shape 6" draw:style-name="gr2" draw:text-style-name="P7" svg:width="2.9488in" svg:height="2.9488in" svg:x="7.15in" svg:y="0.0402in"><text:p text:style-name="P2">Worker node </text:p><text:p text:style-name="P2"/><text:p text:style-name="P2">kube proxy</text:p><text:p text:style-name="P2"/><text:p text:style-name="P2"/><text:p text:style-name="P2">kublet</text:p><text:p text:style-name="P2"><draw:line text:anchor-type="paragraph" draw:z-index="8" draw:name="Line 8" draw:style-name="gr1" draw:text-style-name="P6" svg:x1="0.3744in" svg:y1="0.0307in" svg:x2="0.5933in" svg:y2="0.3642in"><text:p/></draw:line></text:p><text:p text:style-name="P2"/><text:p text:style-name="P2">container runtime</text:p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><text:s text:c="2"/></text:p><draw:enhanced-geometry svg:viewBox="0 0 21600 21600" draw:type="rectangle" draw:enhanced-path="M 0 0 L 21600 0 21600 21600 0 21600 0 0 Z N"/></draw:custom-shape></text:p>
      <text:p text:style-name="Standard"/>
      <text:p text:style-name="Standard">6. Draw block diagram of Kubernetes Architecture</text:p>
      <text:p text:style-name="Standard"><draw:line text:anchor-type="paragraph" draw:z-index="13" draw:name="Line 6" draw:style-name="gr1" draw:text-style-name="P6" svg:x1="4.6917in" svg:y1="0.0382in" svg:x2="3.4626in" svg:y2="0.9965in"><text:p/></draw:line></text:p>
      <text:p text:style-name="Standard"><draw:custom-shape text:anchor-type="paragraph" draw:z-index="0" draw:name="Shape 1" draw:style-name="gr5" svg:width="1.0732in" svg:height="0.7815in" svg:x="0.0043in" svg:y="0.0425in"><text:p text:style-name="P1">etcd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Standard"><draw:custom-shape text:anchor-type="paragraph" draw:z-index="6" draw:name="Shape 4" draw:style-name="gr3" svg:width="0.7398in" svg:height="2.1461in" svg:x="2.7228in" svg:y="0.1839in"><text:p text:style-name="P1">api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Standard"><draw:line text:anchor-type="paragraph" draw:z-index="3" draw:name="Line 1" draw:style-name="gr4" draw:text-style-name="P8" svg:x1="1.202in" svg:y1="0.1484in" svg:x2="2.5665in" svg:y2="0.8256in"><text:p/></draw:line><draw:line text:anchor-type="paragraph" draw:z-index="14" draw:name="Line 9" draw:style-name="gr1" draw:text-style-name="P6" svg:x1="4.6291in" svg:y1="0.0465in" svg:x2="3.5354in" svg:y2="0.8591in"><text:p/></draw:line></text:p>
      <text:p text:style-name="Standard"/>
      <text:p text:style-name="Standard"/>
      <text:p text:style-name="Standard"><draw:custom-shape text:anchor-type="paragraph" draw:z-index="1" draw:name="Shape 2" draw:style-name="gr5" svg:width="1.0732in" svg:height="0.7815in" svg:x="0.0043in" svg:y="0.0425in"><text:p text:style-name="P1">c.mgr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Standard"/>
      <text:p text:style-name="Standard"><draw:line text:anchor-type="paragraph" draw:z-index="4" draw:name="Line 2" draw:style-name="gr4" draw:text-style-name="P8" svg:x1="1.3063in" svg:y1="0.0339in" svg:x2="2.702in" svg:y2="0.1484in"><text:p/></draw:line></text:p>
      <text:p text:style-name="Standard"/>
      <text:p text:style-name="Standard"/>
      <text:p text:style-name="Standard"><draw:line text:anchor-type="paragraph" draw:z-index="5" draw:name="Line 3" draw:style-name="gr4" draw:text-style-name="P8" svg:x1="1.3063in" svg:y1="0.3551in" svg:x2="2.5772in" svg:y2="0.1154in"><text:p/></draw:line><draw:custom-shape text:anchor-type="paragraph" draw:z-index="2" draw:name="Shape 3" draw:style-name="gr5" svg:width="1.0732in" svg:height="0.7815in" svg:x="0.0043in" svg:y="0.0425in"><text:p text:style-name="P1">sched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1" draw:name="Line 4" draw:style-name="gr1" draw:text-style-name="P6" svg:x1="4.8169in" svg:y1="1.1591in" svg:x2="3.4626in" svg:y2="0.1902in"><text:p/></draw:line></text:p>
      <text:p text:style-name="Standard"><draw:line text:anchor-type="paragraph" draw:z-index="12" draw:name="Line 5" draw:style-name="gr1" draw:text-style-name="P6" svg:x1="4.6811in" svg:y1="1.4465in" svg:x2="3.3165in" svg:y2="0.1654in"><text:p/></draw:line></text:p>
      <text:p text:style-name="Standard"/>
      <text:p text:style-name="Standard"><draw:custom-shape text:anchor-type="paragraph" draw:z-index="9" draw:name="Shape 5" draw:style-name="gr2" draw:text-style-name="P7" svg:width="2.9488in" svg:height="2.9488in" svg:x="7.15in" svg:y="0.0217in"><text:p text:style-name="P2">Worker node </text:p><text:p text:style-name="P2"/><text:p text:style-name="P2">kube proxy</text:p><text:p text:style-name="P2"/><text:p text:style-name="P2"/><text:p text:style-name="P2">kublet</text:p><text:p text:style-name="P2"><draw:line text:anchor-type="paragraph" draw:z-index="10" draw:name="Line 7" draw:style-name="gr1" draw:text-style-name="P6" svg:x1="0.3744in" svg:y1="0.0307in" svg:x2="0.5933in" svg:y2="0.3642in"><text:p/></draw:line></text:p><text:p text:style-name="P2"/><text:p text:style-name="P2">container runtime</text:p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><text:s text:c="2"/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7. Some challenges of Kubernetes</text:p>
      <text:p text:style-name="Standard"/>
      <text:p text:style-name="Standard"><text:span text:style-name="T2">k</text:span><text:span text:style-name="T1">ubernetes is an open-source container orchestration management, and deployment.maintained by </text:span><text:span text:style-name="T2">cncf </text:span><text:span text:style-name="T1">Cloud Native Computing Foundation </text:span><text:span text:style-name="T2">cncf is the child entity of the linux foundation and all technology platforms, challenges like setup, management like aws azure gcp google cloud platform and k8s are unique.</text:span></text:p>
      <text:p text:style-name="Standard"/>
      <text:p text:style-name="Standard"/>
      <text:p text:style-name="Standard"/>
      <text:p text:style-name="Standard">8. Write 5 benefits of Kubernetes</text:p>
      <text:p text:style-name="P3">1)</text:p>
      <text:p text:style-name="P3">it is uses multiple cloud </text:p>
      <text:p text:style-name="P3">2)</text:p>
      <text:p text:style-name="P3">it is strong open-source</text:p>
      <text:p text:style-name="Text_20_body">3<text:span text:style-name="T3">)</text:span></text:p>
      <text:p text:style-name="P4">it is production-grade </text:p>
      <text:p text:style-name="P4">4)</text:p>
      <text:p text:style-name="P4">increase software scalability</text:p>
      <text:p text:style-name="P5">5)</text:p>
      <text:p text:style-name="P5">it deliver and loadbalancing monitoring</text:p>
      <text:p text:style-name="Standard"/>
      <text:p text:style-name="Standard"/>
      <text:p text:style-name="Standard">9. Define part of Any node of Kubernetes</text:p>
      <text:p text:style-name="Standard"><text:span text:style-name="T4">master node</text:span> </text:p>
      <text:p text:style-name="Standard">runs the Kubernetes control plane which controls the entire cluster. A cluster must have at least one master node; there may be two or more for redundancy. Components of the master node include the API Server, etcd Controller Manager, and Schedule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4T12:18:28.559985461</meta:creation-date>
    <dc:date>2023-06-04T13:32:15.347061530</dc:date>
    <meta:editing-duration>PT9M43S</meta:editing-duration>
    <meta:editing-cycles>1</meta:editing-cycles>
    <meta:document-statistic meta:table-count="0" meta:image-count="0" meta:object-count="0" meta:page-count="2" meta:paragraph-count="44" meta:word-count="247" meta:character-count="1513" meta:non-whitespace-character-count="1272"/>
    <meta:generator>LibreOffice/7.3.7.2$Linux_X86_64 LibreOffice_project/30$Build-2</meta:generator>
  </office:meta>
</office:document-meta>
</file>